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0906bc" officeooo:paragraph-rsid="000906bc"/>
    </style:style>
    <style:style style:name="P2" style:family="paragraph" style:parent-style-name="Text_20_body">
      <style:text-properties officeooo:rsid="000906bc" officeooo:paragraph-rsid="000a7606"/>
    </style:style>
    <style:style style:name="P3" style:family="paragraph" style:parent-style-name="Text_20_body">
      <style:text-properties officeooo:rsid="000a7606" officeooo:paragraph-rsid="000a7606"/>
    </style:style>
    <style:style style:name="P4" style:family="paragraph" style:parent-style-name="Text_20_body">
      <style:text-properties officeooo:rsid="000c1e2f" officeooo:paragraph-rsid="000c1e2f"/>
    </style:style>
    <style:style style:name="P5" style:family="paragraph" style:parent-style-name="Text_20_body">
      <style:text-properties officeooo:rsid="000d018a" officeooo:paragraph-rsid="000d018a"/>
    </style:style>
    <style:style style:name="P6" style:family="paragraph" style:parent-style-name="Text_20_body">
      <style:text-properties officeooo:rsid="0010e1b4" officeooo:paragraph-rsid="0011b325"/>
    </style:style>
    <style:style style:name="P7" style:family="paragraph" style:parent-style-name="Text_20_body">
      <style:text-properties officeooo:rsid="001622d7" officeooo:paragraph-rsid="001bd8bb"/>
    </style:style>
    <style:style style:name="P8" style:family="paragraph" style:parent-style-name="Text_20_body">
      <style:text-properties officeooo:rsid="001cf90c" officeooo:paragraph-rsid="001cf90c"/>
    </style:style>
    <style:style style:name="P9" style:family="paragraph" style:parent-style-name="Text_20_body">
      <style:paragraph-properties fo:break-before="page"/>
      <style:text-properties officeooo:rsid="0010e1b4" officeooo:paragraph-rsid="0010e1b4"/>
    </style:style>
    <style:style style:name="P10" style:family="paragraph" style:parent-style-name="Title">
      <style:text-properties officeooo:rsid="000906bc" officeooo:paragraph-rsid="000906bc"/>
    </style:style>
    <style:style style:name="P11" style:family="paragraph" style:parent-style-name="Text_20_body">
      <style:text-properties officeooo:rsid="0010e1b4" officeooo:paragraph-rsid="0010e1b4"/>
    </style:style>
    <style:style style:name="P12" style:family="paragraph" style:parent-style-name="Text_20_body">
      <style:text-properties officeooo:rsid="001e0b7e" officeooo:paragraph-rsid="001e0b7e"/>
    </style:style>
    <style:style style:name="P13" style:family="paragraph" style:parent-style-name="Text_20_body">
      <style:text-properties officeooo:rsid="0017d9e5" officeooo:paragraph-rsid="001e0b7e"/>
    </style:style>
    <style:style style:name="P14" style:family="paragraph" style:parent-style-name="Heading_20_1">
      <style:text-properties officeooo:rsid="000a7606" officeooo:paragraph-rsid="000a7606"/>
    </style:style>
    <style:style style:name="P15" style:family="paragraph">
      <style:paragraph-properties fo:text-align="center"/>
    </style:style>
    <style:style style:name="P16" style:family="paragraph">
      <style:paragraph-properties fo:text-align="center"/>
      <style:text-properties fo:font-size="12pt"/>
    </style:style>
    <style:style style:name="P17" style:family="paragraph">
      <loext:graphic-properties draw:fill="solid" draw:fill-color="#ffffd7"/>
      <style:paragraph-properties fo:text-align="center"/>
    </style:style>
    <style:style style:name="P18" style:family="paragraph">
      <loext:graphic-properties draw:fill="solid" draw:fill-color="#ffffd7"/>
      <style:paragraph-properties fo:text-align="center"/>
      <style:text-properties fo:font-size="12pt"/>
    </style:style>
    <style:style style:name="T1" style:family="text">
      <style:text-properties officeooo:rsid="000a7606"/>
    </style:style>
    <style:style style:name="T2" style:family="text">
      <style:text-properties officeooo:rsid="0010e1b4"/>
    </style:style>
    <style:style style:name="T3" style:family="text">
      <style:text-properties officeooo:rsid="00111ce7"/>
    </style:style>
    <style:style style:name="T4" style:family="text">
      <style:text-properties officeooo:rsid="0012d0be"/>
    </style:style>
    <style:style style:name="T5" style:family="text">
      <style:text-properties officeooo:rsid="001622d7"/>
    </style:style>
    <style:style style:name="T6" style:family="text">
      <style:text-properties officeooo:rsid="0017d9e5"/>
    </style:style>
    <style:style style:name="T7" style:family="text">
      <style:text-properties officeooo:rsid="001a3337"/>
    </style:style>
    <style:style style:name="T8" style:family="text">
      <style:text-properties officeooo:rsid="001bd8bb"/>
    </style:style>
    <style:style style:name="T9" style:family="text">
      <style:text-properties officeooo:rsid="001cf90c"/>
    </style:style>
    <style:style style:name="T10" style:family="text">
      <style:text-properties officeooo:rsid="001e0b7e"/>
    </style:style>
    <style:style style:name="T11" style:family="text">
      <style:text-properties fo:font-size="12pt"/>
    </style:style>
    <style:style style:name="gr1" style:family="graphic">
      <style:graphic-properties draw:textarea-horizontal-align="justify" draw:textarea-vertical-align="middle" draw:auto-grow-height="false" fo:min-height="1.937cm" fo:min-width="6.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3.736cm" fo:min-width="10.1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d7" draw:textarea-horizontal-align="justify" draw:textarea-vertical-align="middle" draw:auto-grow-height="false" fo:min-height="1.376cm" fo:min-width="5.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5.108cm" fo:min-width="6.9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d7" draw:textarea-horizontal-align="justify" draw:textarea-vertical-align="middle" draw:auto-grow-height="false" fo:min-height="1.969cm" fo:min-width="6.06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323cm" fo:min-width="8.1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PARK_2014.Multi_Atree</text:p>
      <text:p text:style-name="P1"/>
      <text:h text:style-name="P14" text:outline-level="1">Purpose</text:h>
      <text:p text:style-name="P2">The purpose of the SPARK_2014.Multi_Atree package is to provide multiple Atrees using a single dynamic storage repository. <text:s/>The package was originally expected to <text:span text:style-name="T1">be</text:span> a <text:span text:style-name="T1">generic </text:span>data type package abstracting from the underlying dynamic storage repository. <text:s/>The first attempt failed as SPARK_2014 recognised that the underlying repository uses pointers. <text:s/>It also was not safe in that a copy of the type could be made (which is an access type) and introduce aliasing. <text:s/>Changing the types to limited was unsuccessful as objects of a limited type cannot appear in SPARK_2014 pre and post conditions. To resolve these problems the dynamic storage repository is maintained in a state package. <text:s/><text:span text:style-name="T1">Generic state based packages did not seem to work well as </text:span><text:a xlink:type="simple" xlink:href="mailto:SPARK_@014" text:style-name="Internet_20_link" text:visited-style-name="Visited_20_Internet_20_Link"><text:span text:style-name="T1">SPARK</text:span></text:a><text:span text:style-name="T1">_2014 did not seem to resolve data refinement of instantiated packages. <text:s/>The package, ultimately, had to be constructed from a mixture of non-generic public and private packages, with the exception of a bounded stack package which has no internal state and can be a generic package. <text:s/>Private child packages are necessary to be able to perform data refinement.</text:span></text:p>
      <text:h text:style-name="P14" text:outline-level="1">Structure</text:h>
      <text:p text:style-name="P3">The underlying dynamic storage repository is provided by the GNAT package GNAT.Dynamic_Tables.</text:p>
      <text:p text:style-name="P2">The structure of the SPARK_2014.Atree:</text:p>
      <text:p text:style-name="P4"><draw:custom-shape text:anchor-type="paragraph" draw:z-index="5" draw:name="Shape1" draw:style-name="gr5" draw:text-style-name="P16" svg:width="6.988cm" svg:height="5.109cm" svg:x="-0.019cm" svg:y="-0.203cm"><text:p text:style-name="P15"><text:span text:style-name="T11">Public</text:span></text:p><text:p text:style-name="P15"><text:span text:style-name="T11">SPARK_2014.Multi_Atree</text:span></text:p><draw:enhanced-geometry svg:viewBox="0 0 21600 21600" draw:type="rectangle" draw:enhanced-path="M 0 0 L 21600 0 21600 21600 0 21600 0 0 Z N"/></draw:custom-shape></text:p>
      <text:p text:style-name="P4"/>
      <text:p text:style-name="P5"><draw:custom-shape text:anchor-type="paragraph" draw:z-index="6" draw:name="Shape1" draw:style-name="gr6" draw:text-style-name="P18" svg:width="6.067cm" svg:height="1.969cm" svg:x="0.43cm" svg:y="1.325cm"><text:p text:style-name="P15"><text:span text:style-name="T11">Generic</text:span></text:p><text:p text:style-name="P15"><text:span text:style-name="T11">SPARK_2014.Bounded_Stacks</text:span></text:p><draw:enhanced-geometry svg:viewBox="0 0 21600 21600" draw:type="rectangle" draw:enhanced-path="M 0 0 L 21600 0 21600 21600 0 21600 0 0 Z N"/></draw:custom-shape><draw:custom-shape text:anchor-type="paragraph" draw:z-index="1" draw:name="Shape3" draw:style-name="gr2" draw:text-style-name="P16" svg:width="10.187cm" svg:height="3.737cm" svg:x="6.092cm" svg:y="5.59cm"><text:p text:style-name="P15"><text:span text:style-name="T11">Private</text:span></text:p><text:p text:style-name="P15"><text:span text:style-name="T11">SPARK_2014.Multi_Atree.Tree_Abs.Tree.Dynamic_Table</text:span></text:p><draw:enhanced-geometry svg:viewBox="0 0 21600 21600" draw:mirror-horizontal="false" draw:mirror-vertical="false" draw:type="rectangle" draw:enhanced-path="M 0 0 L 21600 0 21600 21600 0 21600 0 0 Z N"/></draw:custom-shape><draw:line text:anchor-type="paragraph" draw:z-index="3" draw:name="Shape7" draw:style-name="gr4" draw:text-style-name="P15" svg:x1="11.067cm" svg:y1="3.272cm" svg:x2="11.067cm" svg:y2="3.741cm"><text:p/></draw:line><draw:custom-shape text:anchor-type="paragraph" draw:z-index="2" draw:name="Shape4" draw:style-name="gr3" draw:text-style-name="P17" svg:width="5.557cm" svg:height="1.377cm" svg:x="8.368cm" svg:y="7.95cm"><text:p text:style-name="P15">Generic</text:p><text:p text:style-name="P15">GNAT.Dynamic_Tables</text:p><draw:enhanced-geometry svg:viewBox="0 0 21600 21600" draw:type="rectangle" draw:enhanced-path="M 0 0 L 21600 0 21600 21600 0 21600 0 0 Z N"/></draw:custom-shape><draw:custom-shape text:anchor-type="paragraph" draw:z-index="0" draw:name="Shape2" draw:style-name="gr1" draw:text-style-name="P16" svg:width="6.49cm" svg:height="1.938cm" svg:x="7.918cm" svg:y="1.335cm"><text:p text:style-name="P15"><text:span text:style-name="T11">Private</text:span></text:p><text:p text:style-name="P15"><text:span text:style-name="T11">SPARK_2014.Multi_Atree.Tree_Abs</text:span></text:p><draw:enhanced-geometry svg:viewBox="0 0 21600 21600" draw:type="rectangle" draw:enhanced-path="M 0 0 L 21600 0 21600 21600 0 21600 0 0 Z N"/></draw:custom-shape><draw:line text:anchor-type="paragraph" draw:z-index="4" draw:name="Shape6" draw:style-name="gr4" draw:text-style-name="P15" svg:x1="7.944cm" svg:y1="2.309cm" svg:x2="6.967cm" svg:y2="2.309cm"><text:p/></draw:line><draw:custom-shape text:anchor-type="paragraph" draw:z-index="7" draw:name="Shape5" draw:style-name="gr7" svg:width="8.123cm" svg:height="1.324cm" svg:x="7.177cm" svg:y="3.711cm"><text:p text:style-name="P15">Private</text:p><text:p text:style-name="P15">SPARK_2014.Multi_Atree.Tree_Abs.Tree</text:p><draw:enhanced-geometry svg:viewBox="0 0 21600 21600" draw:type="rectangle" draw:enhanced-path="M 0 0 L 21600 0 21600 21600 0 21600 0 0 Z N"/></draw:custom-shape><draw:line text:anchor-type="paragraph" draw:z-index="8" draw:name="Shape8" draw:style-name="gr4" draw:text-style-name="P15" svg:x1="11.172cm" svg:y1="5.034cm" svg:x2="11.146cm" svg:y2="5.537cm"><text:p/></draw:line></text:p>
      <text:p text:style-name="P9">SPARK_2014.<text:span text:style-name="T6">Multi_Atree.</text:span>Tree.<text:span text:style-name="T10">Tree</text:span>_<text:span text:style-name="T10">Abs</text:span>.<text:span text:style-name="T10">Tree.</text:span>Dynamic_Table <text:span text:style-name="T3">is a specialisation of the generic package SPARK_2014.Dynamic_Tables that is no longer generic and is a specified as a private child of SPARK_2014.Multi_Atree.Tree.</text:span></text:p>
      <text:p text:style-name="P6">The specification of SPARK_2014.<text:span text:style-name="T6">Multi_Atree.Tree_Abds.</text:span>Tree.Dynamic_Table is intended to provide a clean SPARK interface to the <text:span text:style-name="T5">generic package </text:span>GNAT.Dynamic_Tables <text:span text:style-name="T3">and provide a state package managing the single storage resource</text:span>. </text:p>
      <text:p text:style-name="P12">The SPARK_2014.Mult_Atree.Tree_Abs.Tree interfaces to its private child, SPARK_2014.Multi_Atree.Tree_Abs.Tree.Dynamic_Table and provides basic operations to construct a single binary tree.</text:p>
      <text:p text:style-name="P13">In developing the SPARK_2014.Multi_Atree.<text:span text:style-name="T10">Tree_Abs.Tree</text:span> package, intermediate packages were devised for SPARK analysis. <text:s/>SPARK_2014.Trees <text:span text:style-name="T7">and the private child package SPARK_2014.Trees.Dynamic_Table</text:span>. <text:s/>These have a similar form <text:span text:style-name="T9">to the final packages </text:span>but are not descendants of SPARK_2014.Multi_Atrees. <text:s/>This allows the packages to be SPARK analysed independently from SPARK_2014.Multi_Atree. <text:s/><text:span text:style-name="T2">The body of </text:span>SPARK_2014.Tree.Dynamic_Table <text:span text:style-name="T2">has to be excluded from SPARK analysis as it uses pointers. <text:s/></text:span></text:p>
      <text:p text:style-name="P11">Unfortunately applying SPARK_Mode =&gt; Off to the package body is insufficient to totally exclude it from SPARK_2014 analysis as the examiner still looks in the body and deduces that a pointer type is being used and makes logical, abstract reasoning in the pre and post conditions impractical. <text:s/>The body has to be literally excluded. <text:s/>This has been done by renaming the file containing the body to spark_2014-<text:span text:style-name="T6">t</text:span>ree-tree-dynamic-table.ssb. <text:s text:c="2"/>This file has to be included when compiling. <text:span text:style-name="T4">SPARK_2014.Tree is analysed satisfactorily by the SPARK_2014 Examiner when the body of SPARK_2014.Tree.Dynamic_Table is excluded.</text:span></text:p>
      <text:p text:style-name="P7">The intention is to store multiple Atrees in a single Tree to save excessive storage allocation and this causes an unwanted logical connection between Atrees. <text:s/>If it can be guaranteed that there is no interference between Atrees within the shared storage it is possible to use an abstraction in which the single storage resource is represented by the total collection of Atree objects. <text:s/>To do this a new, apparently stateless, package is required, <text:span text:style-name="T7">SPARK_2014.Multi_Atree.Tree_Abs</text:span>. <text:s/><text:span text:style-name="T8">The package is private to SPARK_2014.Multi_Atree so it is not generally accessible as it hides state which is significant if the package is used incorrectly.</text:span></text:p>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7-29T12:01:18.659334606</meta:creation-date>
    <meta:generator>LibreOffice/6.1.5.2$Linux_X86_64 LibreOffice_project/10$Build-2</meta:generator>
    <dc:date>2024-08-03T12:06:20.345291270</dc:date>
    <meta:editing-duration>PT1H51M53S</meta:editing-duration>
    <meta:editing-cycles>3</meta:editing-cycles>
    <meta:document-statistic meta:table-count="0" meta:image-count="0" meta:object-count="0" meta:page-count="2" meta:paragraph-count="12" meta:word-count="514" meta:character-count="3660" meta:non-whitespace-character-count="3137"/>
  </office:meta>
</office:document-meta>
</file>